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46.16mm" svg:y="1mm">
            <loext:p draw:notify-on-update-of-ranges="Sheet1.A1:Sheet1.A41 Sheet1.B1:Sheet1.B4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SIN(PI()*[.A15]*0.5)/(PI()*[.A15])" office:value-type="float" office:value="1.94908591625969E-017" calcext:value-type="float">
            <text:p>1.94908591625969E-17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SIN(PI()*[.A16]*0.5)/(PI()*[.A16])" office:value-type="float" office:value="0.0636619772367581" calcext:value-type="float">
            <text:p>0.063661977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SIN(PI()*[.A17]*0.5)/(PI()*[.A17])" office:value-type="float" office:value="-1.94908591625969E-017" calcext:value-type="float">
            <text:p>-1.94908591625969E-17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SIN(PI()*[.A18]*0.5)/(PI()*[.A18])" office:value-type="float" office:value="-0.106103295394597" calcext:value-type="float">
            <text:p>-0.1061032954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SIN(PI()*[.A19]*0.5)/(PI()*[.A19])" office:value-type="float" office:value="1.94908591625969E-017" calcext:value-type="float">
            <text:p>1.94908591625969E-17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SIN(PI()*[.A20]*0.5)/(PI()*[.A20])" office:value-type="float" office:value="0.318309886183791" calcext:value-type="float">
            <text:p>0.31830988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IN(PI()*[.A22]*0.5)/(PI()*[.A22])" office:value-type="float" office:value="0.318309886183791" calcext:value-type="float">
            <text:p>0.31830988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IN(PI()*[.A23]*0.5)/(PI()*[.A23])" office:value-type="float" office:value="1.94908591625969E-017" calcext:value-type="float">
            <text:p>1.94908591625969E-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IN(PI()*[.A24]*0.5)/(PI()*[.A24])" office:value-type="float" office:value="-0.106103295394597" calcext:value-type="float">
            <text:p>-0.10610329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IN(PI()*[.A25]*0.5)/(PI()*[.A25])" office:value-type="float" office:value="-1.94908591625969E-017" calcext:value-type="float">
            <text:p>-1.94908591625969E-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IN(PI()*[.A26]*0.5)/(PI()*[.A26])" office:value-type="float" office:value="0.0636619772367581" calcext:value-type="float">
            <text:p>0.06366197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IN(PI()*[.A27]*0.5)/(PI()*[.A27])" office:value-type="float" office:value="1.94908591625969E-017" calcext:value-type="float">
            <text:p>1.94908591625969E-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UmePlus P Gothic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8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2:46:58.948251071</meta:creation-date>
    <dc:date>2018-09-28T13:25:47.979574169</dc:date>
    <meta:editing-duration>PT17M20S</meta:editing-duration>
    <meta:editing-cycles>3</meta:editing-cycles>
    <meta:generator>LibreOffice/5.1.6.2$Linux_X86_64 LibreOffice_project/10m0$Build-2</meta:generator>
    <meta:document-statistic meta:table-count="1" meta:cell-count="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0" chart:maximum="10" chart:interval-major="1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1:Sheet1.B41" svg:x="0.32cm" svg:y="0.18cm" svg:width="15.36cm" svg:height="8.64cm">
          <chartooo:coordinate-region svg:x="0.558cm" svg:y="0.306cm" svg:width="14.935cm" svg:height="8.242cm"/>
          <chart:axis chart:dimension="x" chart:name="primary-x" chart:style-name="ch3"/>
          <chart:axis chart:dimension="y" chart:name="primary-y" chart:style-name="ch4"/>
          <chart:series chart:style-name="ch5" chart:values-cell-range-address="Sheet1.B1:Sheet1.B41" chart:class="chart:scatter">
            <chart:domain table:cell-range-address="Sheet1.A1:Sheet1.A41"/>
            <chart:data-point chart:repeated="4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">
                <text:p>-20</text:p>
                <draw:g>
                  <svg:desc>Sheet1.A1:Sheet1.A41</svg:desc>
                </draw:g>
              </table:table-cell>
              <table:table-cell office:value-type="float" office:value="0">
                <text:p>0</text:p>
                <draw:g>
                  <svg:desc>Sheet1.B1:Sheet1.B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9">
                <text:p>-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8">
                <text:p>-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7">
                <text:p>-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6">
                <text:p>-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5">
                <text:p>-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4">
                <text:p>-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3">
                <text:p>-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2">
                <text:p>-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">
                <text:p>-6</text:p>
              </table:table-cell>
              <table:table-cell office:value-type="float" office:value="1.94908591625969E-017">
                <text:p>1.94908591625969E-0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">
                <text:p>-5</text:p>
              </table:table-cell>
              <table:table-cell office:value-type="float" office:value="0.0636619772367581">
                <text:p>0.06366197723675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">
                <text:p>-4</text:p>
              </table:table-cell>
              <table:table-cell office:value-type="float" office:value="-1.94908591625969E-017">
                <text:p>-1.94908591625969E-0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">
                <text:p>-3</text:p>
              </table:table-cell>
              <table:table-cell office:value-type="float" office:value="-0.106103295394597">
                <text:p>-0.1061032953945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">
                <text:p>-2</text:p>
              </table:table-cell>
              <table:table-cell office:value-type="float" office:value="1.94908591625969E-017">
                <text:p>1.94908591625969E-0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">
                <text:p>-1</text:p>
              </table:table-cell>
              <table:table-cell office:value-type="float" office:value="0.318309886183791">
                <text:p>0.3183098861837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.318309886183791">
                <text:p>0.3183098861837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1.94908591625969E-017">
                <text:p>1.94908591625969E-0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-0.106103295394597">
                <text:p>-0.1061032953945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-1.94908591625969E-017">
                <text:p>-1.94908591625969E-0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0.0636619772367581">
                <text:p>0.06366197723675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1.94908591625969E-017">
                <text:p>1.94908591625969E-0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